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02fd3b" officeooo:paragraph-rsid="0002fd3b"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5pt" fo:font-weight="bold" officeooo:rsid="0002fd3b" officeooo:paragraph-rsid="0002fd3b"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03709f" officeooo:paragraph-rsid="0003709f"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055a5c" officeooo:paragraph-rsid="00055a5c"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07e59f" officeooo:paragraph-rsid="000b9563"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2pt" fo:font-weight="normal" officeooo:rsid="0002fd3b" officeooo:paragraph-rsid="0002fd3b"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476eb" officeooo:paragraph-rsid="000476eb"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7e59f" officeooo:paragraph-rsid="000b9563"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d185d" officeooo:paragraph-rsid="000d185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de84c" officeooo:paragraph-rsid="000de84c"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f4499" officeooo:paragraph-rsid="000f4499"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334fd" officeooo:paragraph-rsid="001334fd"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846f8" officeooo:paragraph-rsid="001846f8"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bold" officeooo:rsid="00104aff" officeooo:paragraph-rsid="00104aff"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1334fd" officeooo:paragraph-rsid="001334f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officeooo:rsid="00055a5c"/>
    </style:style>
    <style:style style:name="T3" style:family="text">
      <style:text-properties officeooo:rsid="000951a6"/>
    </style:style>
    <style:style style:name="T4" style:family="text">
      <style:text-properties officeooo:rsid="000b9563"/>
    </style:style>
    <style:style style:name="T5" style:family="text">
      <style:text-properties officeooo:rsid="000e9848"/>
    </style:style>
    <style:style style:name="T6" style:family="text">
      <style:text-properties officeooo:rsid="000e9b23"/>
    </style:style>
    <style:style style:name="T7" style:family="text">
      <style:text-properties officeooo:rsid="00104aff"/>
    </style:style>
    <style:style style:name="T8" style:family="text">
      <style:text-properties officeooo:rsid="001443ac"/>
    </style:style>
    <style:style style:name="T9" style:family="text">
      <style:text-properties officeooo:rsid="001528c6"/>
    </style:style>
    <style:style style:name="T10" style:family="text">
      <style:text-properties officeooo:rsid="0018aa7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kumentace pro 2. projekt do předmětu IPK 2015/2016 </text:p>
      <text:p text:style-name="P2"/>
      <text:p text:style-name="P9"><text:span text:style-name="T1">Název projektu: </text:span>Přenos souborů</text:p>
      <text:p text:style-name="P6"><text:span text:style-name="T1">Jméno a příjmení</text:span>: Roman Nahálka</text:p>
      <text:p text:style-name="P6"><text:span text:style-name="T1">Login</text:span>: xnahal01</text:p>
      <text:p text:style-name="P6"/>
      <text:p text:style-name="P3">Zadání</text:p>
      <text:p text:style-name="P7">Naším úkolem bylo vytvořit program na přenos souborů mezi klientem a serverem. <text:span text:style-name="T2">Klient na server soubory buď nahrává nebo si je ze serveru stahuje k sobě.</text:span></text:p>
      <text:p text:style-name="P7"/>
      <text:p text:style-name="P4">Popis protokolu</text:p>
      <text:p text:style-name="P8">Komunikaci začíná klient. Klient serveru pošle žádost buď o nahrání nebo o stáhnutí určitého souboru. V případě, že klient si chce soubor ze serveru stáhnout, server najde požadovaný soubor. Jestli-že požadovaný soubor neexistuje, oznámí to klientovi hláškou „FAIL“ a vypíše chybu na standardní chyboví výstup. <text:span text:style-name="T3">V případě, že soubor existuje, jej server začne klientovi posílat. Po přijmutí celého souboru klient ukončí komunikaci se serverem. Pokud klient soubor naopak na server nahrává, tak server buď vytvoří nebo přepíše požadovaný soubor a pošle klientovi zprávu, že může soubor začít posílat. Klient započne přenos souboru a po odeslání celého souboru ukončí komunikaci se serverem. Soubory se ukládají do složky, ze které je program volán. </text:span></text:p>
      <text:p text:style-name="P8"/>
      <text:p text:style-name="P5"><text:span text:style-name="T4">Příklad komunikace </text:span></text:p>
      <text:p text:style-name="P10">Nejdříve spustíme server, který bude klienta poslouchat na určitém portu. Poté spustíme klienta na stejném portu s požadavkem na stáhnutí/nahrání souboru.</text:p>
      <text:p text:style-name="P10"/>
      <text:p text:style-name="P14">1.Nahrání souboru</text:p>
      <text:p text:style-name="P10">./server -p 6666 –<text:span text:style-name="T5">Spuštění serveru na stroji eva.fit.vutbr.cz, který bude poslouchat na portu 6666.</text:span></text:p>
      <text:p text:style-name="P10">./<text:span text:style-name="T6">client -h eva.fit.vutbr.cz -p 6666 -u text.txt –Spuštění klienta na mém počítači (OS Ubuntu 14.04).</text:span></text:p>
      <text:p text:style-name="P10"/>
      <text:p text:style-name="P11">Klient pošle žádost: „Upload: text.txt“. <text:span text:style-name="T7">Server si uloží název souboru a v případě nutnosti vytvoří nový soubor a vypíše hlášku: „Přijata žádost o uložení souboru“. Server odpoví klientovi „OK“ a klient může začít posílat soubor. Po skončení přenosu souboru server vypíše hlášku: „Přijat soubor: text.txt“.</text:span></text:p>
      <text:p text:style-name="P11"/>
      <text:p text:style-name="P15">2.Stáhnutí souboru</text:p>
      <text:p text:style-name="P12">./<text:span text:style-name="T8">server -p 6666 –Spuštění server na stroji eva.fit.vutbr.cz, který bude poslouchat na portu 6666.</text:span></text:p>
      <text:p text:style-name="P12">./<text:span text:style-name="T9">client -h eva.fit.vutbr.cz -p 6666 -d text.txt –Spuštění klienta na mém počítači (OS Ubuntu 14.04).</text:span></text:p>
      <text:p text:style-name="P12"/>
      <text:p text:style-name="P13">Klient pošle žádost: „Download: text.txt“. Server si uloží název souboru a pokusí se jej otevřít. Pokud se otevření souboru nezdaří pošle klientovi hlášku „FAIL“ a vypíše hlášku na standardní chybový výstup. <text:span text:style-name="T10">Pokud server soubor otevře úspěšně, začne klientovi soubor posílat. Po skončení přenosu klient ukončí komunikaci a server vypíše hlášku „Odeslán soubor: text.t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1T10:05:21.139000000</meta:creation-date>
    <dc:date>2016-04-21T11:09:12.405000000</dc:date>
    <meta:editing-duration>PT48M30S</meta:editing-duration>
    <meta:editing-cycles>22</meta:editing-cycles>
    <meta:generator>LibreOffice/5.0.5.2$Windows_x86 LibreOffice_project/55b006a02d247b5f7215fc6ea0fde844b30035b3</meta:generator>
    <meta:document-statistic meta:table-count="0" meta:image-count="0" meta:object-count="0" meta:page-count="1" meta:paragraph-count="18" meta:word-count="342" meta:character-count="2334" meta:non-whitespace-character-count="2007"/>
  </office:meta>
</office:document-meta>
</file>